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22089f" officeooo:paragraph-rsid="0022089f"/>
    </style:style>
    <style:style style:name="P2" style:family="paragraph" style:parent-style-name="Standard">
      <style:text-properties officeooo:rsid="0022089f" officeooo:paragraph-rsid="0022089f"/>
    </style:style>
    <style:style style:name="P3" style:family="paragraph" style:parent-style-name="Text_20_body">
      <style:text-properties officeooo:rsid="0022089f" officeooo:paragraph-rsid="0022089f"/>
    </style:style>
    <style:style style:name="P4" style:family="paragraph" style:parent-style-name="Heading_20_3">
      <style:text-properties officeooo:rsid="0022089f" officeooo:paragraph-rsid="0027d829"/>
    </style:style>
    <style:style style:name="P5" style:family="paragraph" style:parent-style-name="Heading_20_3">
      <style:text-properties officeooo:rsid="0022089f" officeooo:paragraph-rsid="00298387"/>
    </style:style>
    <style:style style:name="P6" style:family="paragraph" style:parent-style-name="Heading_20_3">
      <style:text-properties officeooo:paragraph-rsid="0029e2d6"/>
    </style:style>
    <style:style style:name="P7" style:family="paragraph" style:parent-style-name="Heading_20_3">
      <style:text-properties officeooo:rsid="00298387" officeooo:paragraph-rsid="002b0f79"/>
    </style:style>
    <style:style style:name="P8" style:family="paragraph" style:parent-style-name="Heading_20_3">
      <style:text-properties style:font-name="FreeSans" fo:font-size="12pt" officeooo:rsid="00358c4b" officeooo:paragraph-rsid="00358c4b" style:font-size-asian="12pt" style:font-size-complex="12pt"/>
    </style:style>
    <style:style style:name="P9" style:family="paragraph" style:parent-style-name="Text_20_body">
      <style:text-properties style:font-name="FreeSans" fo:font-size="12pt" officeooo:rsid="00358c4b" officeooo:paragraph-rsid="00358c4b" style:font-size-asian="12pt" style:font-size-complex="12pt"/>
    </style:style>
    <style:style style:name="P10" style:family="paragraph" style:parent-style-name="Standard">
      <style:text-properties style:font-name="FreeSans" fo:font-size="12pt" officeooo:rsid="0020671a" officeooo:paragraph-rsid="0022089f" style:font-size-asian="12pt" style:font-size-complex="12pt"/>
    </style:style>
    <style:style style:name="P11" style:family="paragraph" style:parent-style-name="Standard">
      <style:text-properties style:font-name="FreeSans" fo:font-size="12pt" officeooo:rsid="0022089f" officeooo:paragraph-rsid="0022089f" style:font-size-asian="12pt" style:font-size-complex="12pt"/>
    </style:style>
    <style:style style:name="P12" style:family="paragraph" style:parent-style-name="Standard">
      <style:text-properties style:font-name="FreeSans" fo:font-size="12pt" officeooo:rsid="0022089f" officeooo:paragraph-rsid="00245e94" style:font-size-asian="12pt" style:font-size-complex="12pt"/>
    </style:style>
    <style:style style:name="P13" style:family="paragraph" style:parent-style-name="Standard">
      <style:text-properties style:font-name="FreeSans" fo:font-size="12pt" officeooo:rsid="0022089f" officeooo:paragraph-rsid="0027d829" style:font-size-asian="12pt" style:font-size-complex="12pt"/>
    </style:style>
    <style:style style:name="P14" style:family="paragraph" style:parent-style-name="Standard">
      <style:text-properties style:font-name="FreeSans" fo:font-size="12pt" officeooo:rsid="0022089f" officeooo:paragraph-rsid="00298387" style:font-size-asian="12pt" style:font-size-complex="12pt"/>
    </style:style>
    <style:style style:name="P15" style:family="paragraph" style:parent-style-name="Text_20_body">
      <style:text-properties style:font-name="FreeSans" fo:font-size="12pt" officeooo:rsid="00298387" officeooo:paragraph-rsid="00298387" style:font-size-asian="12pt" style:font-size-complex="12pt"/>
    </style:style>
    <style:style style:name="P16" style:family="paragraph" style:parent-style-name="Text_20_body">
      <style:text-properties style:font-name="FreeSans" fo:font-size="12pt" officeooo:rsid="00298387" officeooo:paragraph-rsid="0029e2d6" style:font-size-asian="12pt" style:font-size-complex="12pt"/>
    </style:style>
    <style:style style:name="P17" style:family="paragraph" style:parent-style-name="Text_20_body">
      <style:text-properties style:font-name="FreeSans" fo:font-size="12pt" officeooo:rsid="00298387" officeooo:paragraph-rsid="002b0f79" style:font-size-asian="12pt" style:font-size-complex="12pt"/>
    </style:style>
    <style:style style:name="P18" style:family="paragraph" style:parent-style-name="Text_20_body">
      <style:text-properties style:font-name="FreeSans" fo:font-size="12pt" officeooo:rsid="00298387" officeooo:paragraph-rsid="002cd92b" style:font-size-asian="12pt" style:font-size-complex="12pt"/>
    </style:style>
    <style:style style:name="P19" style:family="paragraph" style:parent-style-name="Text_20_body">
      <style:text-properties style:font-name="FreeSans" fo:font-size="12pt" officeooo:rsid="002dbcbf" officeooo:paragraph-rsid="002b0f79" style:font-size-asian="12pt" style:font-size-complex="12pt"/>
    </style:style>
    <style:style style:name="P20" style:family="paragraph" style:parent-style-name="Text_20_body">
      <style:text-properties style:font-name="FreeSans" fo:font-size="12pt" officeooo:paragraph-rsid="00370aad" style:font-size-asian="12pt" style:font-size-complex="12pt"/>
    </style:style>
    <style:style style:name="P21" style:family="paragraph" style:parent-style-name="Text_20_body">
      <style:text-properties style:font-name="FreeSans" fo:font-size="12pt" style:font-size-asian="12pt" style:font-size-complex="12pt"/>
    </style:style>
    <style:style style:name="P22" style:family="paragraph" style:parent-style-name="Text_20_body">
      <style:text-properties style:font-name="FreeSans" fo:font-size="12pt" officeooo:paragraph-rsid="0025fd7b" style:font-size-asian="12pt" style:font-size-complex="12pt"/>
    </style:style>
    <style:style style:name="P23" style:family="paragraph" style:parent-style-name="Text_20_body">
      <style:text-properties style:font-name="FreeSans" fo:font-size="12pt" officeooo:paragraph-rsid="0029e2d6" style:font-size-asian="12pt" style:font-size-complex="12pt"/>
    </style:style>
    <style:style style:name="P24" style:family="paragraph" style:parent-style-name="Text_20_body">
      <style:text-properties style:font-name="FreeSans" fo:font-size="12pt" officeooo:rsid="0029e2d6" officeooo:paragraph-rsid="0029e2d6" style:font-size-asian="12pt" style:font-size-complex="12pt"/>
    </style:style>
    <style:style style:name="P25" style:family="paragraph" style:parent-style-name="Text_20_body">
      <style:text-properties style:font-name="FreeSans" fo:font-size="12pt" officeooo:rsid="002b0f79" officeooo:paragraph-rsid="002b0f79" style:font-size-asian="12pt" style:font-size-complex="12pt"/>
    </style:style>
    <style:style style:name="P26" style:family="paragraph" style:parent-style-name="Text_20_body">
      <style:text-properties style:font-name="FreeSans" fo:font-size="12pt" officeooo:rsid="002cd92b" officeooo:paragraph-rsid="002cd92b" style:font-size-asian="12pt" style:font-size-complex="12pt"/>
    </style:style>
    <style:style style:name="P27" style:family="paragraph" style:parent-style-name="Text_20_body">
      <style:text-properties style:font-name="FreeSans" fo:font-size="12pt" officeooo:paragraph-rsid="002cd92b" style:font-size-asian="12pt" style:font-size-complex="12pt"/>
    </style:style>
    <style:style style:name="P28" style:family="paragraph" style:parent-style-name="Text_20_body">
      <style:text-properties style:font-name="FreeSans" fo:font-size="12pt" officeooo:rsid="002f3373" officeooo:paragraph-rsid="002f3373" style:font-size-asian="12pt" style:font-size-complex="12pt"/>
    </style:style>
    <style:style style:name="P29" style:family="paragraph" style:parent-style-name="Text_20_body">
      <style:text-properties style:font-name="FreeSans" fo:font-size="12pt" officeooo:paragraph-rsid="0030abf5" style:font-size-asian="12pt" style:font-size-complex="12pt"/>
    </style:style>
    <style:style style:name="P30" style:family="paragraph" style:parent-style-name="Text_20_body">
      <style:text-properties style:font-name="FreeSans" fo:font-size="12pt" officeooo:rsid="0032e849" officeooo:paragraph-rsid="0032e849" style:font-size-asian="12pt" style:font-size-complex="12pt"/>
    </style:style>
    <style:style style:name="P31" style:family="paragraph" style:parent-style-name="Text_20_body">
      <style:text-properties style:font-name="FreeSans" fo:font-size="12pt" officeooo:rsid="00318dfa" officeooo:paragraph-rsid="00318dfa" style:font-size-asian="12pt" style:font-size-complex="12pt"/>
    </style:style>
    <style:style style:name="P32" style:family="paragraph" style:parent-style-name="Text_20_body">
      <style:text-properties style:font-name="FreeSans" fo:font-size="12pt" officeooo:paragraph-rsid="0032e849" style:font-size-asian="12pt" style:font-size-complex="12pt"/>
    </style:style>
    <style:style style:name="P33" style:family="paragraph" style:parent-style-name="Standard">
      <style:text-properties style:font-name="FreeSans" fo:font-size="12pt" fo:font-weight="bold" officeooo:rsid="001d0702" officeooo:paragraph-rsid="001d0702" style:font-size-asian="12pt" style:font-weight-asian="bold" style:font-size-complex="12pt" style:font-weight-complex="bold"/>
    </style:style>
    <style:style style:name="P34" style:family="paragraph" style:parent-style-name="Standard">
      <style:text-properties style:font-name="FreeSans" fo:font-size="12pt" fo:font-weight="bold" officeooo:rsid="002dbcbf" officeooo:paragraph-rsid="002dbcbf" style:font-size-asian="12pt" style:font-weight-asian="bold" style:font-size-complex="12pt" style:font-weight-complex="bold"/>
    </style:style>
    <style:style style:name="P35" style:family="paragraph" style:parent-style-name="Standard">
      <style:text-properties style:font-name="FreeSans" fo:font-size="12pt" fo:font-weight="bold" officeooo:rsid="00387d00" officeooo:paragraph-rsid="00387d00" style:font-size-asian="12pt" style:font-weight-asian="bold" style:font-size-complex="12pt" style:font-weight-complex="bold"/>
    </style:style>
    <style:style style:name="P36" style:family="paragraph" style:parent-style-name="Standard">
      <style:text-properties style:font-name="FreeSans" fo:font-size="12pt" fo:font-weight="normal" officeooo:rsid="001d0702" officeooo:paragraph-rsid="001d0702" style:font-size-asian="12pt" style:font-weight-asian="normal" style:font-size-complex="12pt" style:font-weight-complex="normal"/>
    </style:style>
    <style:style style:name="P37" style:family="paragraph" style:parent-style-name="Standard">
      <style:text-properties style:font-name="FreeSans" fo:font-size="12pt" fo:font-weight="normal" officeooo:rsid="002dbcbf" officeooo:paragraph-rsid="002dbcbf" style:font-size-asian="12pt" style:font-weight-asian="normal" style:font-size-complex="12pt" style:font-weight-complex="normal"/>
    </style:style>
    <style:style style:name="P38" style:family="paragraph" style:parent-style-name="Standard">
      <style:text-properties style:font-name="FreeSans" fo:font-size="12pt" fo:font-weight="normal" officeooo:rsid="002f3373" officeooo:paragraph-rsid="002f3373" style:font-size-asian="12pt" style:font-weight-asian="normal" style:font-size-complex="12pt" style:font-weight-complex="normal"/>
    </style:style>
    <style:style style:name="P39" style:family="paragraph" style:parent-style-name="Standard">
      <style:text-properties style:font-name="FreeSans" fo:font-size="12pt" fo:font-weight="normal" officeooo:rsid="00387d00" officeooo:paragraph-rsid="00387d00" style:font-size-asian="12pt" style:font-weight-asian="normal" style:font-size-complex="12pt" style:font-weight-complex="normal"/>
    </style:style>
    <style:style style:name="P40" style:family="paragraph" style:parent-style-name="Standard">
      <style:text-properties officeooo:paragraph-rsid="001d0702"/>
    </style:style>
    <style:style style:name="P41" style:family="paragraph" style:parent-style-name="Text_20_body">
      <style:text-properties officeooo:paragraph-rsid="002f3373"/>
    </style:style>
    <style:style style:name="P42" style:family="paragraph" style:parent-style-name="Text_20_body">
      <style:text-properties officeooo:paragraph-rsid="0030abf5"/>
    </style:style>
    <style:style style:name="P43" style:family="paragraph" style:parent-style-name="Text_20_body">
      <style:text-properties officeooo:paragraph-rsid="0032e849"/>
    </style:style>
    <style:style style:name="P44" style:family="paragraph" style:parent-style-name="Text_20_body">
      <style:text-properties officeooo:paragraph-rsid="0033bd7b"/>
    </style:style>
    <style:style style:name="P45" style:family="paragraph" style:parent-style-name="Text_20_body">
      <style:text-properties officeooo:paragraph-rsid="00370aad"/>
    </style:style>
    <style:style style:name="P46" style:family="paragraph" style:parent-style-name="Standard">
      <style:text-properties style:font-name="FreeSans" fo:font-size="12pt" fo:font-weight="normal" officeooo:rsid="0022089f" officeooo:paragraph-rsid="0022089f" style:font-size-asian="12pt" style:font-weight-asian="normal" style:font-size-complex="12pt" style:font-weight-complex="normal"/>
    </style:style>
    <style:style style:name="P47" style:family="paragraph" style:parent-style-name="Standard">
      <style:text-properties style:font-name="FreeSans" fo:font-size="12pt" fo:font-weight="normal" officeooo:rsid="0022089f" officeooo:paragraph-rsid="0027d829" style:font-size-asian="12pt" style:font-weight-asian="normal" style:font-size-complex="12pt" style:font-weight-complex="normal"/>
    </style:style>
    <style:style style:name="P48" style:family="paragraph" style:parent-style-name="Standard">
      <style:text-properties style:font-name="FreeSans" fo:font-size="12pt" fo:font-weight="normal" officeooo:rsid="0022089f" officeooo:paragraph-rsid="00298387" style:font-size-asian="12pt" style:font-weight-asian="normal" style:font-size-complex="12pt" style:font-weight-complex="normal"/>
    </style:style>
    <style:style style:name="P49" style:family="paragraph" style:parent-style-name="Standard">
      <style:text-properties style:font-name="FreeSans" fo:font-size="12pt" fo:font-weight="normal" officeooo:rsid="00245e94" officeooo:paragraph-rsid="0022089f" style:font-size-asian="12pt" style:font-weight-asian="normal" style:font-size-complex="12pt" style:font-weight-complex="normal"/>
    </style:style>
    <style:style style:name="P50" style:family="paragraph" style:parent-style-name="Standard">
      <style:text-properties style:font-name="FreeSans" fo:font-size="12pt" fo:font-weight="normal" officeooo:rsid="00298387" officeooo:paragraph-rsid="00298387" style:font-size-asian="12pt" style:font-weight-asian="normal" style:font-size-complex="12pt" style:font-weight-complex="normal"/>
    </style:style>
    <style:style style:name="P51" style:family="paragraph" style:parent-style-name="Standard">
      <style:text-properties style:font-name="FreeSans" fo:font-size="12pt" fo:font-weight="normal" officeooo:rsid="002dbcbf" officeooo:paragraph-rsid="002dbcb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d0702" style:font-weight-asian="bold" style:font-weight-complex="bold"/>
    </style:style>
    <style:style style:name="T3" style:family="text">
      <style:text-properties fo:font-weight="bold" officeooo:rsid="00370aa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d0702" style:font-weight-asian="normal" style:font-weight-complex="normal"/>
    </style:style>
    <style:style style:name="T6" style:family="text">
      <style:text-properties fo:font-weight="normal" officeooo:rsid="0022089f" style:font-weight-asian="normal" style:font-weight-complex="normal"/>
    </style:style>
    <style:style style:name="T7" style:family="text">
      <style:text-properties fo:font-weight="normal" officeooo:rsid="00229324" style:font-weight-asian="normal" style:font-weight-complex="normal"/>
    </style:style>
    <style:style style:name="T8" style:family="text">
      <style:text-properties fo:font-weight="normal" officeooo:rsid="00245e94" style:font-weight-asian="normal" style:font-weight-complex="normal"/>
    </style:style>
    <style:style style:name="T9" style:family="text">
      <style:text-properties fo:font-weight="normal" officeooo:rsid="0027d829" style:font-weight-asian="normal" style:font-weight-complex="normal"/>
    </style:style>
    <style:style style:name="T10" style:family="text">
      <style:text-properties fo:font-weight="normal" officeooo:rsid="00298387" style:font-weight-asian="normal" style:font-weight-complex="normal"/>
    </style:style>
    <style:style style:name="T11" style:family="text">
      <style:text-properties officeooo:rsid="00245e94"/>
    </style:style>
    <style:style style:name="T12" style:family="text">
      <style:text-properties officeooo:rsid="0029e2d6"/>
    </style:style>
    <style:style style:name="T13" style:family="text">
      <style:text-properties officeooo:rsid="0030abf5"/>
    </style:style>
    <style:style style:name="T14" style:family="text">
      <style:text-properties officeooo:rsid="00318dfa"/>
    </style:style>
    <style:style style:name="T15" style:family="text">
      <style:text-properties officeooo:rsid="0032e849"/>
    </style:style>
    <style:style style:name="T16" style:family="text">
      <style:text-properties style:font-name="FreeSans" fo:font-size="12pt" fo:font-weight="normal" style:font-size-asian="12pt" style:font-weight-asian="normal" style:font-size-complex="12pt" style:font-weight-complex="normal"/>
    </style:style>
    <style:style style:name="T17" style:family="text">
      <style:text-properties style:font-name="FreeSans" fo:font-size="12pt" fo:font-weight="normal" officeooo:rsid="001d0702" style:font-size-asian="12pt" style:font-weight-asian="normal" style:font-size-complex="12pt" style:font-weight-complex="normal"/>
    </style:style>
    <style:style style:name="T18" style:family="text">
      <style:text-properties style:font-name="FreeSans" fo:font-size="12pt" fo:font-weight="normal" officeooo:rsid="00370aad" style:font-size-asian="12pt" style:font-weight-asian="normal" style:font-size-complex="12pt" style:font-weight-complex="normal"/>
    </style:style>
    <style:style style:name="T19" style:family="text">
      <style:text-properties style:font-name="FreeSans" fo:font-size="12pt" fo:font-weight="normal" officeooo:rsid="001e724c" style:font-size-asian="12pt" style:font-weight-asian="normal" style:font-size-complex="12pt" style:font-weight-complex="normal"/>
    </style:style>
    <style:style style:name="T20" style:family="text">
      <style:text-properties style:font-name="FreeSans" fo:font-size="12pt" fo:font-weight="normal" officeooo:rsid="00245e94" style:font-size-asian="12pt" style:font-weight-asian="normal" style:font-size-complex="12pt" style:font-weight-complex="normal"/>
    </style:style>
    <style:style style:name="T21" style:family="text">
      <style:text-properties style:font-name="FreeSans" fo:font-size="12pt" style:font-size-asian="12pt" style:font-size-complex="12pt"/>
    </style:style>
    <style:style style:name="T22" style:family="text">
      <style:text-properties style:font-name="FreeSans" fo:font-size="12pt" officeooo:rsid="00370aad" style:font-size-asian="12pt" style:font-size-complex="12pt"/>
    </style:style>
    <style:style style:name="T23" style:family="text">
      <style:text-properties style:font-name="FreeSans" fo:font-size="12pt" officeooo:rsid="002f3373" style:font-size-asian="12pt" style:font-size-complex="12pt"/>
    </style:style>
    <style:style style:name="T24" style:family="text">
      <style:text-properties style:font-name="FreeSans" fo:font-size="12pt" officeooo:rsid="0032e849" style:font-size-asian="12pt" style:font-size-complex="12pt"/>
    </style:style>
    <style:style style:name="T25" style:family="text">
      <style:text-properties style:font-name="FreeSans" fo:font-size="12pt" officeooo:rsid="00318dfa" style:font-size-asian="12pt" style:font-size-complex="12pt"/>
    </style:style>
    <style:style style:name="T26" style:family="text">
      <style:text-properties style:font-name="FreeSans" fo:font-size="12pt" officeooo:rsid="0033bd7b" style:font-size-asian="12pt" style:font-size-complex="12pt"/>
    </style:style>
    <style:style style:name="T27" style:family="text">
      <style:text-properties style:font-name="FreeSans" fo:font-size="12pt" fo:font-weight="bold" style:font-size-asian="12pt" style:font-weight-asian="bold" style:font-size-complex="12pt" style:font-weight-complex="bold"/>
    </style:style>
    <style:style style:name="T28" style:family="text">
      <style:text-properties style:font-name="FreeSans" fo:font-size="12pt" fo:font-weight="bold" officeooo:rsid="00245e94" style:font-size-asian="12pt" style:font-weight-asian="bold" style:font-size-complex="12pt" style:font-weight-complex="bold"/>
    </style:style>
    <style:style style:name="T29" style:family="text">
      <style:text-properties officeooo:rsid="00387d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 text:c="26"/>Learning Data Types In Javascript.</text:p>
      <text:p text:style-name="P35"/>
      <text:p text:style-name="P39">This article intends to explain what data type is, types of data type and focus on string and numbers methode.</text:p>
      <text:p text:style-name="P36"/>
      <text:p text:style-name="P45"><text:span text:style-name="T17">Data types are like different kinds of boxes that you can use to store information in programming. Each box is designed to hold a specific kind of information, so the computer knows how to handle it properly. </text:span><text:span text:style-name="T18">This Data types includes </text:span><text:span text:style-name="Strong_20_Emphasis"><text:span text:style-name="T16">Numbers,Strings, Booleans, Undefined, Null, Objects</text:span></text:span><text:span text:style-name="T16"> </text:span><text:span text:style-name="T18">and Symbol</text:span><text:span text:style-name="T22">es</text:span></text:p>
      <text:p text:style-name="P20"><text:span text:style-name="T2">.S</text:span><text:span text:style-name="T3">tring Methode.</text:span></text:p>
      <text:p text:style-name="P40"><text:span text:style-name="T17">A </text:span><text:span text:style-name="Strong_20_Emphasis"><text:span text:style-name="T17">string method </text:span></text:span><text:span text:style-name="Strong_20_Emphasis"><text:span text:style-name="T19">in javascript</text:span></text:span><text:span text:style-name="T17"> is a </text:span><text:span text:style-name="T19">data type</text:span><text:span text:style-name="T17"> that operates on string objects. These methods allow you to perform various operations on strings, such as modifying, searching, or formatting them. String methods are called on string objects and typically return a new string or some other value. </text:span><text:span text:style-name="T16">string methods are like special tools that help you change or play with that word or sentence. These tools can help you make the word bigger, smaller, cut it into pieces, or even put it back together in a new way</text:span><text:span text:style-name="T17">.</text:span></text:p>
      <text:p text:style-name="P10"><text:span text:style-name="T5"><text:s/></text:span><text:span text:style-name="T6">Some Strings Methode includes.</text:span></text:p>
      <text:p text:style-name="P46"/>
      <text:p text:style-name="P11"><text:span text:style-name="T4">. </text:span><text:span text:style-name="T1">CharAt( )</text:span></text:p>
      <text:p text:style-name="P46"/>
      <text:p text:style-name="P2"><text:span text:style-name="T16">The </text:span><text:span text:style-name="Source_20_Text"><text:span text:style-name="T16">charAt()</text:span></text:span><text:span text:style-name="T16"> method gives you the letter at a specific position in a word. Think of each letter in the word as having a number (called an index), starting from </text:span><text:span text:style-name="Source_20_Text"><text:span text:style-name="T16"><text:s/>0. </text:span></text:span><text:span text:style-name="T16">So, the first letter is at position </text:span><text:span text:style-name="Source_20_Text"><text:span text:style-name="T16">0,</text:span></text:span><text:span text:style-name="T16">the second letter is at position </text:span><text:span text:style-name="Source_20_Text"><text:span text:style-name="T16">1,</text:span></text:span><text:span text:style-name="T16">and so on.</text:span></text:p>
      <text:p text:style-name="P46"/>
      <text:p text:style-name="P46">Example .</text:p>
      <text:p text:style-name="P46"/>
      <text:p text:style-name="P46">let name = "Dyelshak";</text:p>
      <text:p text:style-name="P46">let code = name.charAt(2); <text:s/></text:p>
      <text:p text:style-name="P46"/>
      <text:p text:style-name="P46"><text:s/>This will give us the letter at position 2</text:p>
      <text:p text:style-name="P46"/>
      <text:p text:style-name="P46">console.log(code); <text:s/></text:p>
      <text:p text:style-name="P46"><text:s/></text:p>
      <text:p text:style-name="P11"><text:span text:style-name="T4"><text:s text:c="3"/>Output </text:span><text:span text:style-name="T7">will be </text:span><text:span text:style-name="T4">" </text:span><text:span text:style-name="T7">e </text:span><text:span text:style-name="T4">", </text:span></text:p>
      <text:p text:style-name="P46"/>
      <text:p text:style-name="P49"/>
      <text:h text:style-name="P1" text:outline-level="3"><text:span text:style-name="T20">. </text:span><text:span text:style-name="Source_20_Text"><text:span text:style-name="T28">indexOf()</text:span></text:span></text:h>
      <text:p text:style-name="P3"><text:span text:style-name="Source_20_Text"><text:span text:style-name="T28"/></text:span></text:p>
      <text:p text:style-name="P21">Finds the index of the first occurrence of a specified value in a string.</text:p>
      <text:p text:style-name="P15">Example.</text:p>
      <text:p text:style-name="P21">let name = "Dyelshak";</text:p>
      <text:p text:style-name="P21">let index = name.indexOf("<text:span text:style-name="T11">l</text:span>");</text:p>
      <text:p text:style-name="P12"><text:span text:style-name="T4"><text:s/>This will give </text:span><text:span text:style-name="T8">you</text:span><text:span text:style-name="T4"> the </text:span><text:span text:style-name="T8">index</text:span><text:span text:style-name="T4"> position </text:span><text:span text:style-name="T8">l , remember the count always start at 0</text:span></text:p>
      <text:p text:style-name="P21"/>
      <text:p text:style-name="P22">console.log(index); <text:s/></text:p>
      <text:p text:style-name="P22">Output: <text:span text:style-name="T11">3</text:span></text:p>
      <text:p text:style-name="P49"><text:soft-page-break/></text:p>
      <text:h text:style-name="P1" text:outline-level="3"><text:span text:style-name="Source_20_Text"><text:span text:style-name="T27">.replace()</text:span></text:span></text:h>
      <text:p text:style-name="P21">Replaces a specified value with another value in a string.</text:p>
      <text:p text:style-name="P15">example</text:p>
      <text:p text:style-name="P46">let name = "Dyelshak";</text:p>
      <text:p text:style-name="P11"><text:span text:style-name="T4">let </text:span><text:span text:style-name="T9">myN</text:span><text:span text:style-name="T4">ewName = name.replace("shak", "</text:span><text:span text:style-name="T9">kat</text:span><text:span text:style-name="T4">");</text:span></text:p>
      <text:p text:style-name="P46"/>
      <text:p text:style-name="P50">you will notice that “shak” is been replaced by “kat”</text:p>
      <text:p text:style-name="P13"><text:span text:style-name="T4">console.log(</text:span><text:span text:style-name="T9">myN</text:span><text:span text:style-name="T4">ewName); <text:s/></text:span></text:p>
      <text:p text:style-name="P47"/>
      <text:p text:style-name="P13"><text:span text:style-name="T4"><text:s/>Output: "Dyel</text:span><text:span text:style-name="T9">kat</text:span><text:span text:style-name="T4">"</text:span></text:p>
      <text:p text:style-name="P47"/>
      <text:h text:style-name="P4" text:outline-level="3"><text:span text:style-name="Source_20_Text"><text:span text:style-name="T27">.slice()</text:span></text:span></text:h>
      <text:p text:style-name="P21">Extracts a part of a string and returns it as a new string.</text:p>
      <text:p text:style-name="P15">example</text:p>
      <text:p text:style-name="P47">let name = "Dyelshak";</text:p>
      <text:p text:style-name="P48">let partOfName = name.slice(1, 4); <text:s/></text:p>
      <text:p text:style-name="P14"><text:span text:style-name="T10">this will</text:span><text:span text:style-name="T4"> Take </text:span><text:span text:style-name="T10">the</text:span><text:span text:style-name="T4"> letters from position 1 to 3</text:span></text:p>
      <text:p text:style-name="P48"/>
      <text:p text:style-name="P48">console.log(partOfName); <text:s/></text:p>
      <text:p text:style-name="P48"/>
      <text:p text:style-name="P48"><text:s/>Output: "yel"</text:p>
      <text:p text:style-name="P48"/>
      <text:h text:style-name="P5" text:outline-level="3"><text:span text:style-name="Source_20_Text"><text:span text:style-name="T16">.</text:span></text:span><text:span text:style-name="Source_20_Text"><text:span text:style-name="T27">concat()</text:span></text:span></text:h>
      <text:p text:style-name="P21">Joins two or more strings together.</text:p>
      <text:p text:style-name="P16">Example.</text:p>
      <text:p text:style-name="P21">let name = "Dyelshak";</text:p>
      <text:p text:style-name="P21">let age = "20";</text:p>
      <text:p text:style-name="P21">let combined = name.concat( <text:span text:style-name="T12">name +</text:span>" is " <text:span text:style-name="T12">+</text:span> age <text:span text:style-name="T12">+</text:span> " years old.");</text:p>
      <text:p text:style-name="P23">console.log(combined); <text:s/></text:p>
      <text:p text:style-name="P23">Output: "Dyelshak is 20 years old."</text:p>
      <text:p text:style-name="P23"/>
      <text:h text:style-name="P6" text:outline-level="3"><text:span text:style-name="Source_20_Text"><text:span text:style-name="T21">.trim()</text:span></text:span></text:h>
      <text:p text:style-name="P21">Removes whitespace from both ends of a string.</text:p>
      <text:p text:style-name="P17">Example.</text:p>
      <text:p text:style-name="P16">let school = " <text:s text:c="2"/>Blockfuse Labs <text:s text:c="2"/>";</text:p>
      <text:p text:style-name="P16">let trimmedSchool = school.trim();</text:p>
      <text:p text:style-name="P24">this will trim the space withing blockfuse.</text:p>
      <text:p text:style-name="P17">console.log(trimmedSchool); <text:s/></text:p>
      <text:p text:style-name="P17"><text:soft-page-break/>Output: "Blockfuse Labs"</text:p>
      <text:h text:style-name="P6" text:outline-level="3"><text:span text:style-name="Source_20_Text"><text:span text:style-name="T21">.toLowerCase()</text:span></text:span></text:h>
      <text:p text:style-name="P21">Converts all characters in the string to lowercase.</text:p>
      <text:p text:style-name="P17">Example.</text:p>
      <text:p text:style-name="P17">let name = "Dyelshak";</text:p>
      <text:p text:style-name="P17">let lowerName = name.toLowerCase();</text:p>
      <text:p text:style-name="P25">this will change every leter in the name to lowercase.</text:p>
      <text:p text:style-name="P17">console.log(lowerName); </text:p>
      <text:p text:style-name="P17">Output: "dyelshak"</text:p>
      <text:p text:style-name="P17"/>
      <text:h text:style-name="P7" text:outline-level="3"><text:span text:style-name="Source_20_Text"><text:span text:style-name="T21">.toUpperCase()</text:span></text:span></text:h>
      <text:p text:style-name="P21">Converts all characters in the string to uppercase.</text:p>
      <text:p text:style-name="P18">Example.</text:p>
      <text:p text:style-name="P21">let name = "Dyelshak";</text:p>
      <text:p text:style-name="P21">let upperName = name.toUpperCase();</text:p>
      <text:p text:style-name="P26">this will return leters in the name to upercase</text:p>
      <text:p text:style-name="P27">console.log(upperName); <text:s text:c="2"/></text:p>
      <text:p text:style-name="P27">Output: "DYELSHAK"</text:p>
      <text:p text:style-name="P19"/>
      <text:p text:style-name="P37">Note: String methodes has many other types which are not included here.</text:p>
      <text:p text:style-name="P48"/>
      <text:p text:style-name="P48"/>
      <text:p text:style-name="P48"/>
      <text:p text:style-name="P34">Numbers Methode.</text:p>
      <text:p text:style-name="P34"/>
      <text:p text:style-name="P37">Number methods in JavaScript are built-in functions that can be used to work with and manipulate numbers. These methods allow you to perform various operations on number values, such as formatting them, converting them to strings, rounding them, or checking if a value is an integer.</text:p>
      <text:p text:style-name="P38">Some number types includes.</text:p>
      <text:p text:style-name="P38"/>
      <text:p text:style-name="P41"><text:span text:style-name="Source_20_Text"><text:span text:style-name="T23"/></text:span></text:p>
      <text:p text:style-name="P41"><text:span text:style-name="Source_20_Text"><text:span text:style-name="T23">ToString()</text:span></text:span></text:p>
      <text:p text:style-name="P43"><text:span text:style-name="Source_20_Text"><text:span text:style-name="T24">example</text:span></text:span></text:p>
      <text:p text:style-name="P41"><text:span text:style-name="Source_20_Text"><text:span text:style-name="T23">T</text:span></text:span><text:span text:style-name="T23">his allow you c</text:span><text:span text:style-name="T21">onverts a number to a string.</text:span></text:p>
      <text:p text:style-name="P28">Example</text:p>
      <text:p text:style-name="P28">let age = 20;</text:p>
      <text:p text:style-name="P28"><text:soft-page-break/>let ageString = age.toString();</text:p>
      <text:p text:style-name="P28"/>
      <text:p text:style-name="P28">this will convert the number to string.</text:p>
      <text:p text:style-name="P28"/>
      <text:p text:style-name="P28">console.log(ageString); </text:p>
      <text:p text:style-name="P28">Output: "20"</text:p>
      <text:p text:style-name="P28"/>
      <text:p text:style-name="P42"><text:span text:style-name="Source_20_Text"><text:span text:style-name="T23">toFixed()</text:span></text:span></text:p>
      <text:p text:style-name="P29">Formats a number to a specified number of decimal places and returns it as a string.</text:p>
      <text:p text:style-name="P30">example</text:p>
      <text:p text:style-name="P29">let <text:span text:style-name="T13">eth </text:span>= <text:span text:style-name="T13">5.67</text:span><text:span text:style-name="T14">95</text:span></text:p>
      <text:p text:style-name="P29">let <text:span text:style-name="T13">claimedEth</text:span> = <text:span text:style-name="T13">eth</text:span>.toFixed(2);</text:p>
      <text:p text:style-name="P31">this will automatically round up the decimal to 2 decimal place. </text:p>
      <text:p text:style-name="P29">console.log(<text:span text:style-name="T13">claimedEth</text:span> ); <text:s/></text:p>
      <text:p text:style-name="P29">Output: "<text:span text:style-name="T13">5.6</text:span><text:span text:style-name="T14">8</text:span>"</text:p>
      <text:p text:style-name="P31">Note toFixed(2) will return 00 in a situation where the number is a whole number.</text:p>
      <text:p text:style-name="P31"/>
      <text:p text:style-name="P43"><text:span text:style-name="Source_20_Text"><text:span text:style-name="T25">Number()</text:span></text:span></text:p>
      <text:p text:style-name="P32"><text:span text:style-name="T15">This methode </text:span>Converts a string or other value to a number.</text:p>
      <text:p text:style-name="P30">Example</text:p>
      <text:p text:style-name="P30">let stringValue = "100";</text:p>
      <text:p text:style-name="P30">let numberValue = Number(stringValue);</text:p>
      <text:p text:style-name="P30">this is a call to change the string value to number.</text:p>
      <text:p text:style-name="P30">console.log(numberValue); <text:s/></text:p>
      <text:p text:style-name="P30">Output: 100</text:p>
      <text:p text:style-name="P30"/>
      <text:p text:style-name="P44"><text:span text:style-name="Source_20_Text"><text:span text:style-name="T24">isInteger()</text:span></text:span></text:p>
      <text:p text:style-name="P44"><text:span text:style-name="Source_20_Text"><text:span text:style-name="T26">this will c</text:span></text:span><text:span text:style-name="T21">hecks if a value is an integer. It returns </text:span><text:span text:style-name="T26">true</text:span><text:span text:style-name="T21"> if the value is a whole number </text:span><text:span text:style-name="T26">and if <text:s/>the value is not it returns false </text:span><text:span text:style-name="T21">.</text:span></text:p>
      <text:p text:style-name="P9">Example.</text:p>
      <text:p text:style-name="P9">let value = 20.5;</text:p>
      <text:p text:style-name="P9">let isWholeNumber = Number.isInteger(value);</text:p>
      <text:p text:style-name="P9"/>
      <text:p text:style-name="P9"><text:soft-page-break/></text:p>
      <text:p text:style-name="P9">console.log(isWholeNumber); <text:s/></text:p>
      <text:p text:style-name="P9">Output: false because the number is an integer.</text:p>
      <text:h text:style-name="P8" text:outline-level="3"/>
      <text:p text:style-name="Text_20_body"><text:span text:style-name="T29">In conclussion </text:span>String methods and number methods in JavaScript are essential tools for working with text and numerical data in your programs. They provide a wide range of functions that allow you to manipulate, format, and analyze data efficiently. Understanding these methods helps you handle everyday tasks, such as converting numbers, modifying text, and performing calculations, with greater ease and precision.</text:p>
      <text:p text:style-name="Text_20_body">Mastering these methods not only makes your code cleaner and more readable but also empowers you to solve problems in creative ways. By knowing when and how to use these string and number tools, you can write more dynamic and robust JavaScript applications, paving the way for more complex and sophisticated programming projects. The more familiar you become with these methods, the more confident you will be in handling data in any form.</text:p>
      <text:p text:style-name="P9"/>
      <text:p text:style-name="P30"/>
      <text:p text:style-name="P28"/>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9:40:03.911260033</meta:creation-date>
    <dc:date>2024-10-17T05:00:06.612055709</dc:date>
    <meta:editing-duration>PT4H14M4S</meta:editing-duration>
    <meta:editing-cycles>7</meta:editing-cycles>
    <meta:generator>LibreOffice/7.3.7.2$Linux_X86_64 LibreOffice_project/30$Build-2</meta:generator>
    <meta:document-statistic meta:table-count="0" meta:image-count="0" meta:object-count="0" meta:page-count="5" meta:paragraph-count="110" meta:word-count="856" meta:character-count="5310" meta:non-whitespace-character-count="4493"/>
  </office:meta>
</office:document-meta>
</file>